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3465a4" draw:fill="solid" draw:fill-color="#f10d0c" draw:gradient-step-count="64" draw:opacity-name="Transparency_20_3" draw:textarea-horizontal-align="justify" draw:textarea-vertical-align="middle" draw:auto-grow-height="false" fo:min-height="6.354cm" fo:min-width="5.977cm" draw:shadow-offset-x="0.203cm" draw:shadow-offset-y="0.203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7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9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10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326cm"/>
    </style:style>
    <style:style style:name="gr11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color="#b2b2b2" draw:fill="solid" draw:fill-color="#b2b2b2" draw:textarea-vertical-align="middle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b2b2b2" draw:marker-start-width="0.355cm" draw:marker-end-width="0.355cm" draw:fill="solid" draw:fill-color="#b2b2b2" draw:textarea-horizontal-align="justify" draw:textarea-vertical-align="middle" draw:auto-grow-height="false" fo:min-height="1.992cm" fo:min-width="3.39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925cm"/>
    </style:style>
    <style:style style:name="gr16" style:family="graphic" style:parent-style-name="standard">
      <style:graphic-properties draw:stroke="none" svg:stroke-color="#000000" draw:fill="none" draw:fill-color="#ff0000" fo:min-height="1.025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withoutfill">
      <style:graphic-properties draw:stroke="dash" draw:stroke-dash="Dashed_20__28_var_29_" svg:stroke-color="#333333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0000" fo:min-height="0.556cm"/>
    </style:style>
    <style:style style:name="gr20" style:family="graphic" style:parent-style-name="standard">
      <style:graphic-properties svg:stroke-width="0.051cm" svg:stroke-color="#333333" draw:marker-start-width="0.355cm" draw:marker-end-width="0.355cm" draw:fill="solid" draw:fill-color="#33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758cm" fo:min-width="0cm"/>
    </style:style>
    <style:style style:name="gr22" style:family="graphic" style:parent-style-name="standard">
      <style:graphic-properties draw:stroke="solid" svg:stroke-width="0.025cm" svg:stroke-color="#b2b2b2" draw:marker-start-width="0.266cm" draw:marker-end-width="0.266cm" draw:fill="solid" draw:fill-color="#b2b2b2" draw:textarea-horizontal-align="justify" draw:textarea-vertical-align="middle" draw:auto-grow-height="false" fo:min-height="0.601cm" fo:min-width="0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08cm" fo:padding-top="0.162cm" fo:padding-bottom="0.162cm" fo:padding-left="0.287cm" fo:padding-right="0.287cm"/>
    </style:style>
    <style:style style:name="gr26" style:family="graphic" style:parent-style-name="objectwithoutfill">
      <style:graphic-properties draw:stroke="dash" draw:stroke-dash="Fine_20_Dashed" svg:stroke-width="0.025cm" svg:stroke-color="#999999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10d0c" draw:gradient-step-count="64" draw:opacity-name="Transparency_20_3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text-position="0% 100%"/>
    </style:style>
    <style:style style:name="P8" style:family="paragraph">
      <loext:graphic-properties draw:fill="none" draw:fill-color="#ff0000"/>
      <style:text-properties fo:color="#000000" fo:font-size="13pt" style:font-size-asian="18pt" style:font-size-complex="18pt"/>
    </style:style>
    <style:style style:name="P9" style:family="paragraph">
      <loext:graphic-properties draw:fill="none" draw:fill-color="#ff0000"/>
      <style:text-properties fo:color="#333333" fo:font-size="13pt" style:font-size-asian="18pt" style:font-size-complex="18pt"/>
    </style:style>
    <style:style style:name="P10" style:family="paragraph">
      <loext:graphic-properties draw:fill="solid" draw:fill-color="#333333"/>
      <style:paragraph-properties fo:text-align="center"/>
    </style:style>
    <style:style style:name="P11" style:family="paragraph">
      <loext:graphic-properties draw:fill="none" draw:fill-color="#ffffff"/>
      <style:text-properties fo:font-size="14pt" fo:font-weight="normal" style:font-size-asian="18pt" style:font-size-complex="18pt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fo:color="#000000" fo:font-size="13pt" fo:font-weight="normal" style:font-size-asian="18pt" style:font-weight-asian="bold" style:font-size-complex="18pt" style:font-weight-complex="bold"/>
    </style:style>
    <style:style style:name="T6" style:family="text">
      <style:text-properties fo:color="#333333" fo:font-size="13pt" fo:font-weight="normal" style:font-size-asian="18pt" style:font-weight-asian="bold" style:font-size-complex="18pt" style:font-weight-complex="bold"/>
    </style:style>
    <style:style style:name="T7" style:family="text">
      <style:text-properties fo:font-size="14pt" fo:font-weight="normal" style:font-size-asian="18pt" style:font-size-complex="18pt"/>
    </style:style>
    <style:style style:name="T8" style:family="text">
      <style:text-properties fo:font-size="12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794cm" svg:height="1.27cm" svg:x="10.001cm" svg:y="3.688cm">
            <draw:text-box>
              <text:p><text:s/><text:span text:style-name="T1"><text:s/></text:span><text:span text:style-name="T1">Solid</text:span></text:p>
            </draw:text-box>
          </draw:frame>
          <draw:custom-shape draw:style-name="gr2" draw:text-style-name="P2" draw:layer="layout" svg:width="6.477cm" svg:height="6.604cm" svg:x="2.389cm" svg:y="1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ath draw:style-name="gr3" draw:text-style-name="P3" draw:layer="layout" svg:width="4.52cm" svg:height="1.142cm" draw:transform="skewX (0.426907535037813) translate (3.72993040872611cm 3.81498004556592cm)" svg:viewBox="0 0 4521 1143" svg:d="M4521 1143c-3444-2572-4521 0-4521 0z">
            <text:p/>
          </draw:path>
          <draw:frame draw:style-name="gr4" draw:text-style-name="P4" draw:layer="layout" svg:width="1.143cm" svg:height="1.143cm" svg:x="1.254cm" svg:y="4.069cm">
            <draw:text-box>
              <text:p><text:span text:style-name="T2">T</text:span></text:p>
            </draw:text-box>
          </draw:frame>
          <draw:frame draw:style-name="gr4" draw:text-style-name="P4" draw:layer="layout" svg:width="5.334cm" svg:height="1.143cm" svg:x="3.651cm" svg:y="8.641cm">
            <draw:text-box>
              <text:p><text:span text:style-name="T2">Nu</text:span><text:span text:style-name="T2">m</text:span><text:span text:style-name="T2">be</text:span><text:span text:style-name="T2">r </text:span><text:span text:style-name="T2">De</text:span><text:span text:style-name="T2">nsi</text:span><text:span text:style-name="T2">ty</text:span></text:p>
            </draw:text-box>
          </draw:frame>
          <draw:frame draw:style-name="gr5" draw:text-style-name="P4" draw:layer="layout" svg:width="3.683cm" svg:height="1cm" draw:transform="rotate (1.5707963267949) translate (0.365cm 6.228cm)">
            <draw:text-box>
              <text:p><text:span text:style-name="T2">Temperature</text:span></text:p>
            </draw:text-box>
          </draw:frame>
          <draw:custom-shape draw:style-name="gr6" draw:text-style-name="P5" draw:layer="layout" svg:width="1.016cm" svg:height="6.604cm" svg:x="8.731cm" svg:y="1.02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6.591cm" svg:height="0.671cm" draw:transform="rotate (1.46764736800203) translate (8.02cm 7.556cm)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3.956cm" svg:height="2.957cm" draw:transform="skewX (-0.156556033903891) rotate (0.0347320521146872) translate (1.90478530218798cm 4.81525060098062cm)" svg:viewBox="0 0 3957 2958" svg:d="M3957 2958l-1416-2300c-1414-2299-2541 2165-2541 2165z">
            <text:p/>
          </draw:path>
          <draw:custom-shape draw:style-name="gr8" draw:text-style-name="P3" draw:layer="layout" svg:width="0.762cm" svg:height="2.286cm" svg:x="7.009cm" svg:y="4.9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3.137cm" svg:height="2.542cm" draw:transform="skewX (0.163362817986669) rotate (0.0605629250442032) translate (5.62288029010006cm 4.9389189815439cm)" svg:viewBox="0 0 3138 2543" svg:d="M0 2543l1121-1977c1122-1977 2017 1861 2017 1861z">
            <text:p/>
          </draw:path>
          <draw:custom-shape draw:style-name="gr9" draw:text-style-name="P3" draw:layer="layout" svg:width="1.087cm" svg:height="1.641cm" svg:x="7.517cm" svg:y="5.85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5.826cm" svg:height="0.635cm" svg:x="2.778cm" svg:y="6.99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9.017cm" svg:y1="4.45cm" svg:x2="9.001cm" svg:y2="8.006cm">
            <text:p/>
          </draw:line>
          <draw:frame draw:style-name="gr1" draw:text-style-name="P1" draw:layer="layout" svg:width="2.794cm" svg:height="1.27cm" svg:x="5.064cm" svg:y="1.635cm">
            <draw:text-box>
              <text:p><text:s/><text:span text:style-name="T1"><text:s/></text:span><text:span text:style-name="T1">Fluid</text:span></text:p>
            </draw:text-box>
          </draw:frame>
          <draw:path draw:style-name="gr12" draw:text-style-name="P3" draw:layer="layout" svg:width="0.747cm" svg:height="0.511cm" draw:transform="skewX (0.0799360797413403) rotate (-0.207345115136927) translate (3.49366261658491cm 4.45368903758123cm)" svg:viewBox="0 0 748 512" svg:d="M748 232l-545 233c-545 232 182-465 182-465l181 232z">
            <text:p/>
          </draw:path>
          <draw:line draw:style-name="gr13" draw:text-style-name="P6" draw:layer="layout" svg:x1="9.366cm" svg:y1="3.561cm" svg:x2="10.509cm" svg:y2="4.196cm">
            <text:p/>
          </draw:line>
          <draw:custom-shape draw:style-name="gr14" draw:text-style-name="P3" draw:layer="layout" svg:width="4.191cm" svg:height="2.54cm" svg:x="3.286cm" svg:y="4.7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3" draw:layer="layout" svg:width="0.849cm" svg:height="0.937cm" draw:transform="skewX (-0.191462618943778) rotate (-2.26281937521065) translate (8.24621984425814cm 5.14652635865222cm)" svg:viewBox="0 0 850 938" svg:d="M850 425l-620 425c-619 428 208-850 208-850l206 425z">
            <text:p/>
          </draw:path>
          <draw:line draw:style-name="gr11" draw:text-style-name="P6" draw:layer="layout" svg:x1="9.001cm" svg:y1="4.45cm" svg:x2="1.889cm" svg:y2="4.45cm">
            <text:p/>
          </draw:line>
          <draw:g>
            <draw:frame draw:style-name="gr15" draw:text-style-name="P7" draw:layer="layout" svg:width="1.524cm" svg:height="1.175cm" svg:x="7.858cm" svg:y="7.879cm">
              <draw:text-box>
                <text:p><text:span text:style-name="T3">n</text:span><text:span text:style-name="T4">L </text:span></text:p>
              </draw:text-box>
            </draw:frame>
            <draw:frame draw:style-name="gr15" draw:text-style-name="P7" draw:layer="layout" svg:width="1.524cm" svg:height="1.175cm" svg:x="8.62cm" svg:y="7.879cm">
              <draw:text-box>
                <text:p><text:span text:style-name="T3">n</text:span><text:span text:style-name="T4">S </text:span></text:p>
              </draw:text-box>
            </draw:frame>
          </draw:g>
          <draw:frame draw:style-name="gr1" draw:text-style-name="P1" draw:layer="layout" svg:width="4.318cm" svg:height="1.27cm" svg:x="3.473cm" svg:y="5.999cm">
            <draw:text-box>
              <text:p><text:s/><text:span text:style-name="T1"><text:s/></text:span><text:span text:style-name="T1">Coexisten</text:span><text:span text:style-name="T1">ce</text:span></text:p>
            </draw:text-box>
          </draw:frame>
          <draw:frame draw:style-name="gr16" draw:text-style-name="P8" draw:layer="layout" svg:width="2.286cm" svg:height="1.275cm" svg:x="3.286cm" svg:y="2.397cm">
            <draw:text-box>
              <text:p><text:span text:style-name="T5">C</text:span><text:span text:style-name="T5">ri</text:span><text:span text:style-name="T5">ti</text:span><text:span text:style-name="T5">c</text:span><text:span text:style-name="T5">al </text:span><text:span text:style-name="T5"><text:s text:c="3"/></text:span><text:span text:style-name="T5"><text:s/></text:span><text:span text:style-name="T5">P</text:span><text:span text:style-name="T5">oi</text:span><text:span text:style-name="T5">nt</text:span></text:p>
            </draw:text-box>
          </draw:frame>
          <draw:line draw:style-name="gr17" draw:text-style-name="P6" draw:layer="layout" svg:x1="4.794cm" svg:y1="3.434cm" svg:x2="5.429cm" svg:y2="3.815cm">
            <text:p/>
          </draw:line>
          <draw:g>
            <draw:line draw:style-name="gr18" draw:text-style-name="P6" draw:layer="layout" svg:x1="8.858cm" svg:y1="5.847cm" svg:x2="2.762cm" svg:y2="5.847cm">
              <text:p/>
            </draw:line>
            <draw:frame draw:style-name="gr19" draw:text-style-name="P9" draw:layer="layout" svg:width="2.921cm" svg:height="0.806cm" svg:x="4.286cm" svg:y="5.172cm">
              <draw:text-box>
                <text:p><text:span text:style-name="T6">Triple Line</text:span></text:p>
              </draw:text-box>
            </draw:frame>
            <draw:custom-shape draw:style-name="gr20" draw:text-style-name="P10" draw:layer="layout" svg:width="0.254cm" svg:height="0.254cm" svg:x="2.635cm" svg:y="5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10" draw:layer="layout" svg:width="0.254cm" svg:height="0.254cm" svg:x="8.02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3" draw:layer="layout" svg:width="1.269cm" svg:height="0.312cm" draw:transform="skewX (-0.171565865471043) rotate (1.65038334068584) translate (8.56441095906638cm 7.7001478906235cm)" svg:viewBox="0 0 1270 313" svg:d="M1270 313l-455-244c-455-243-815 230-815 230z">
            <text:p/>
          </draw:path>
          <draw:custom-shape draw:style-name="gr21" draw:text-style-name="P3" draw:layer="layout" svg:width="0.351cm" svg:height="1.042cm" draw:transform="skewX (-0.00767944870877504) rotate (0.0738274273593602) translate (8.355cm 6.6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3" draw:layer="layout" svg:width="0.195cm" svg:height="0.893cm" draw:transform="skewX (-0.00226892802759264) rotate (-0.0741764932097591) translate (8.622cm 5.94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1" draw:layer="layout" svg:width="2.413cm" svg:height="0.806cm" svg:x="6.461cm" svg:y="3.688cm">
            <draw:text-box>
              <text:p><text:span text:style-name="T7"><text:s/></text:span><text:span text:style-name="T8"><text:s text:c="2"/></text:span><text:span text:style-name="T8">Liquid</text:span></text:p>
            </draw:text-box>
          </draw:frame>
          <draw:frame draw:style-name="gr23" draw:text-style-name="P11" draw:layer="layout" svg:width="2.413cm" svg:height="0.806cm" svg:x="2.143cm" svg:y="3.688cm">
            <draw:text-box>
              <text:p><text:span text:style-name="T7"><text:s/></text:span><text:span text:style-name="T8"><text:s/></text:span><text:span text:style-name="T8">Vapor</text:span></text:p>
            </draw:text-box>
          </draw:frame>
          <draw:line draw:style-name="gr11" draw:text-style-name="P6" draw:layer="layout" svg:x1="8.366cm" svg:y1="4.45cm" svg:x2="8.366cm" svg:y2="8.006cm">
            <text:p/>
          </draw:line>
          <draw:custom-shape draw:style-name="gr20" draw:text-style-name="P10" draw:layer="layout" svg:width="0.254cm" svg:height="0.254cm" svg:x="8.731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254cm" svg:height="0.127cm" svg:x="8.569cm" svg:y="7.47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6" draw:layer="layout" svg:width="7.382cm" svg:height="6.604cm" svg:x="2.397cm" svg:y="1.021cm">
            <text:p/>
            <draw:enhanced-geometry svg:viewBox="0 0 21600 21600" draw:type="rectangle" draw:enhanced-path="M 0 0 L 21600 0 21600 21600 0 21600 0 0 Z N"/>
          </draw:custom-shape>
          <draw:line draw:style-name="gr26" draw:text-style-name="P6" draw:layer="layout" svg:x1="2.397cm" svg:y1="3.794cm" svg:x2="8.366cm" svg:y2="3.794cm">
            <text:p/>
          </draw:line>
          <draw:custom-shape draw:style-name="gr27" draw:text-style-name="P12" draw:layer="layout" svg:width="0.254cm" svg:height="0.254cm" svg:x="5.302cm" svg:y="3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3" draw:display-name="Transparency 3" draw:style="linear" draw:start="50%" draw:end="0%" draw:angle="27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30T20:25:36.138813010</dc:date>
    <meta:editing-duration>PT2H10M9S</meta:editing-duration>
    <meta:editing-cycles>38</meta:editing-cycles>
    <meta:generator>LibreOffice/6.1.5.2$Linux_X86_64 LibreOffice_project/10$Build-2</meta:generator>
    <meta:document-statistic meta:object-count="43"/>
  </office:meta>
</office:document-meta>
</file>